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62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office:value-type="string" calcext:value-type="string">
            <text:p>Çeşme</text:p>
          </table:table-cell>
          <table:table-cell office:value-type="float" office:value="90" calcext:value-type="float">
            <text:p>90</text:p>
          </table:table-cell>
          <table:table-cell table:style-name="ce13" table:formula="of:=[.F70]+[.E71]" office:value-type="float" office:value="4336.31" calcext:value-type="float">
            <text:p>4336</text:p>
          </table:table-cell>
          <table:table-cell office:value-type="float" office:value="652" calcext:value-type="float">
            <text:p>652</text:p>
          </table:table-cell>
          <table:table-cell table:style-name="ce13" table:formula="of:=[.H70]+[.G71]" office:value-type="float" office:value="29029" calcext:value-type="float">
            <text:p>29029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(32+160)*0.055" office:value-type="currency" office:currency="EUR" office:value="10.56" calcext:value-type="currency">
            <text:p>10,56 €</text:p>
          </table:table-cell>
          <table:table-cell table:formula="of:=(72+44)*0.055" office:value-type="currency" office:currency="EUR" office:value="6.38" calcext:value-type="currency">
            <text:p>6,38 €</text:p>
          </table:table-cell>
          <table:table-cell table:formula="of:=[.K71]+[.L71]+[.M71]" office:value-type="currency" office:currency="EUR" office:value="41.94" calcext:value-type="currency">
            <text:p>41,94 €</text:p>
          </table:table-cell>
          <table:table-cell table:formula="of:=[.O70]+[.N71]" office:value-type="currency" office:currency="EUR" office:value="3292.2599" calcext:value-type="currency">
            <text:p>3 292,26 €</text:p>
          </table:table-cell>
          <table:table-cell table:style-name="ce19" table:formula="of:=[.A71]*budgetjour-[.O71]" office:value-type="currency" office:currency="EUR" office:value="207.7401" calcext:value-type="currency">
            <text:p>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2-09-06" calcext:value-type="date">
            <text:p>mar. 6 sept.</text:p>
          </table:table-cell>
          <table:table-cell table:style-name="ce8" table:formula="of:=[.D71]" office:value-type="string" office:string-value="Çeşme" calcext:value-type="string">
            <text:p>Çeşme</text:p>
          </table:table-cell>
          <table:table-cell office:value-type="string" calcext:value-type="string">
            <text:p>Chios</text:p>
          </table:table-cell>
          <table:table-cell office:value-type="float" office:value="13" calcext:value-type="float">
            <text:p>13</text:p>
          </table:table-cell>
          <table:table-cell table:style-name="ce13" table:formula="of:=[.F71]+[.E72]" office:value-type="float" office:value="4349.31" calcext:value-type="float">
            <text:p>4349</text:p>
          </table:table-cell>
          <table:table-cell office:value-type="float" office:value="132" calcext:value-type="float">
            <text:p>132</text:p>
          </table:table-cell>
          <table:table-cell table:style-name="ce13" table:formula="of:=[.H71]+[.G72]" office:value-type="float" office:value="29161" calcext:value-type="float">
            <text:p>2916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20.98+8" office:value-type="currency" office:currency="EUR" office:value="28.98" calcext:value-type="currency">
            <text:p>28,98 €</text:p>
          </table:table-cell>
          <table:table-cell/>
          <table:table-cell table:formula="of:=[.K72]+[.L72]+[.M72]" office:value-type="currency" office:currency="EUR" office:value="71.28" calcext:value-type="currency">
            <text:p>71,28 €</text:p>
          </table:table-cell>
          <table:table-cell table:formula="of:=[.O71]+[.N72]" office:value-type="currency" office:currency="EUR" office:value="3363.5399" calcext:value-type="currency">
            <text:p>3 363,54 €</text:p>
          </table:table-cell>
          <table:table-cell table:style-name="ce19" table:formula="of:=[.A72]*budgetjour-[.O72]" office:value-type="currency" office:currency="EUR" office:value="186.4601" calcext:value-type="currency">
            <text:p>186,4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2-09-07" calcext:value-type="date">
            <text:p>mer. 7 sept.</text:p>
          </table:table-cell>
          <table:table-cell table:style-name="ce8" table:formula="of:=[.D72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table:style-name="ce13" table:formula="of:=[.F72]+[.E73]" office:value-type="float" office:value="4349.31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table:style-name="ce13" table:formula="of:=[.H72]+[.G73]" office:value-type="float" office:value="29161" calcext:value-type="float">
            <text:p>29161</text:p>
          </table:table-cell>
          <table:table-cell/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office:value-type="currency" office:currency="EUR" office:value="9.95" calcext:value-type="currency">
            <text:p>9,95 €</text:p>
          </table:table-cell>
          <table:table-cell/>
          <table:table-cell table:formula="of:=[.K73]+[.L73]+[.M73]" office:value-type="currency" office:currency="EUR" office:value="52.25" calcext:value-type="currency">
            <text:p>52,25 €</text:p>
          </table:table-cell>
          <table:table-cell table:formula="of:=[.O72]+[.N73]" office:value-type="currency" office:currency="EUR" office:value="3415.7899" calcext:value-type="currency">
            <text:p>3 415,79 €</text:p>
          </table:table-cell>
          <table:table-cell table:style-name="ce19" table:formula="of:=[.A73]*budgetjour-[.O73]" office:value-type="currency" office:currency="EUR" office:value="184.2101" calcext:value-type="currency">
            <text:p>184,2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2-09-08" calcext:value-type="date">
            <text:p>jeu. 8 sept.</text:p>
          </table:table-cell>
          <table:table-cell table:style-name="ce8" table:formula="of:=[.D73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56" calcext:value-type="float">
            <text:p>56</text:p>
          </table:table-cell>
          <table:table-cell table:style-name="ce13" table:formula="of:=[.F73]+[.E74]" office:value-type="float" office:value="4405.31" calcext:value-type="float">
            <text:p>4405</text:p>
          </table:table-cell>
          <table:table-cell office:value-type="float" office:value="1036" calcext:value-type="float">
            <text:p>1036</text:p>
          </table:table-cell>
          <table:table-cell table:style-name="ce13" table:formula="of:=[.H73]+[.G74]" office:value-type="float" office:value="30197" calcext:value-type="float">
            <text:p>30197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4.7+4.06" office:value-type="currency" office:currency="EUR" office:value="8.76" calcext:value-type="currency">
            <text:p>8,76 €</text:p>
          </table:table-cell>
          <table:table-cell table:formula="of:=4+3+2" office:value-type="currency" office:currency="EUR" office:value="9" calcext:value-type="currency">
            <text:p>9,00 €</text:p>
          </table:table-cell>
          <table:table-cell table:formula="of:=[.K74]+[.L74]+[.M74]" office:value-type="currency" office:currency="EUR" office:value="60.06" calcext:value-type="currency">
            <text:p>60,06 €</text:p>
          </table:table-cell>
          <table:table-cell table:formula="of:=[.O73]+[.N74]" office:value-type="currency" office:currency="EUR" office:value="3475.8499" calcext:value-type="currency">
            <text:p>3 475,85 €</text:p>
          </table:table-cell>
          <table:table-cell table:style-name="ce19" table:formula="of:=[.A74]*budgetjour-[.O74]" office:value-type="currency" office:currency="EUR" office:value="174.1501" calcext:value-type="currency">
            <text:p>1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2-09-09" calcext:value-type="date">
            <text:p>ven. 9 sept.</text:p>
          </table:table-cell>
          <table:table-cell table:style-name="ce8" table:formula="of:=[.D74]" office:value-type="string" office:string-value="Chios" calcext:value-type="string">
            <text:p>Chios</text:p>
          </table:table-cell>
          <table:table-cell office:value-type="string" calcext:value-type="string">
            <text:p>Ferry</text:p>
          </table:table-cell>
          <table:table-cell office:value-type="float" office:value="64" calcext:value-type="float">
            <text:p>64</text:p>
          </table:table-cell>
          <table:table-cell table:style-name="ce13" table:formula="of:=[.F74]+[.E75]" office:value-type="float" office:value="4469.31" calcext:value-type="float">
            <text:p>4469</text:p>
          </table:table-cell>
          <table:table-cell office:value-type="float" office:value="1183" calcext:value-type="float">
            <text:p>1183</text:p>
          </table:table-cell>
          <table:table-cell table:style-name="ce13" table:formula="of:=[.H74]+[.G75]" office:value-type="float" office:value="31380" calcext:value-type="float">
            <text:p>31380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5+1.3+12.6+3.1" office:value-type="currency" office:currency="EUR" office:value="22" calcext:value-type="currency">
            <text:p>22,00 €</text:p>
          </table:table-cell>
          <table:table-cell office:value-type="currency" office:currency="EUR" office:value="53" calcext:value-type="currency">
            <text:p>53,00 €</text:p>
          </table:table-cell>
          <table:table-cell table:formula="of:=[.K75]+[.L75]+[.M75]" office:value-type="currency" office:currency="EUR" office:value="95" calcext:value-type="currency">
            <text:p>95,00 €</text:p>
          </table:table-cell>
          <table:table-cell table:formula="of:=[.O74]+[.N75]" office:value-type="currency" office:currency="EUR" office:value="3570.8499" calcext:value-type="currency">
            <text:p>3 570,85 €</text:p>
          </table:table-cell>
          <table:table-cell table:style-name="ce19" table:formula="of:=[.A75]*budgetjour-[.O75]" office:value-type="currency" office:currency="EUR" office:value="129.1501" calcext:value-type="currency">
            <text:p>1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2-09-10" calcext:value-type="date">
            <text:p>sam. 10 sept.</text:p>
          </table:table-cell>
          <table:table-cell table:style-name="ce8" table:formula="of:=[.D75]" office:value-type="string" office:string-value="Ferry" calcext:value-type="string">
            <text:p>Ferry</text:p>
          </table:table-cell>
          <table:table-cell table:number-columns-repeated="2"/>
          <table:table-cell table:style-name="ce13" table:formula="of:=[.F75]+[.E76]" office:value-type="float" office:value="4469.31" calcext:value-type="float">
            <text:p>4469</text:p>
          </table:table-cell>
          <table:table-cell/>
          <table:table-cell table:style-name="ce13" table:formula="of:=[.H75]+[.G76]" office:value-type="float" office:value="31380" calcext:value-type="float">
            <text:p>31380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3570.8499" calcext:value-type="currency">
            <text:p>3 570,85 €</text:p>
          </table:table-cell>
          <table:table-cell table:style-name="ce19" table:formula="of:=[.A76]*budgetjour-[.O76]" office:value-type="currency" office:currency="EUR" office:value="179.1501" calcext:value-type="currency">
            <text:p>17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4469.31" calcext:value-type="float">
            <text:p>4469</text:p>
          </table:table-cell>
          <table:table-cell/>
          <table:table-cell table:style-name="ce13" table:formula="of:=[.H76]+[.G77]" office:value-type="float" office:value="31380" calcext:value-type="float">
            <text:p>31380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3570.8499" calcext:value-type="currency">
            <text:p>3 570,85 €</text:p>
          </table:table-cell>
          <table:table-cell table:style-name="ce19" table:formula="of:=[.A77]*budgetjour-[.O77]" office:value-type="currency" office:currency="EUR" office:value="229.1501" calcext:value-type="currency">
            <text:p>2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4469.31" calcext:value-type="float">
            <text:p>4469</text:p>
          </table:table-cell>
          <table:table-cell/>
          <table:table-cell table:style-name="ce13" table:formula="of:=[.H77]+[.G78]" office:value-type="float" office:value="31380" calcext:value-type="float">
            <text:p>31380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3570.8499" calcext:value-type="currency">
            <text:p>3 570,85 €</text:p>
          </table:table-cell>
          <table:table-cell table:style-name="ce19" table:formula="of:=[.A78]*budgetjour-[.O78]" office:value-type="currency" office:currency="EUR" office:value="279.1501" calcext:value-type="currency">
            <text:p>27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4469.31" calcext:value-type="float">
            <text:p>4469</text:p>
          </table:table-cell>
          <table:table-cell/>
          <table:table-cell table:style-name="ce13" table:formula="of:=[.H78]+[.G79]" office:value-type="float" office:value="31380" calcext:value-type="float">
            <text:p>31380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3570.8499" calcext:value-type="currency">
            <text:p>3 570,85 €</text:p>
          </table:table-cell>
          <table:table-cell table:style-name="ce19" table:formula="of:=[.A79]*budgetjour-[.O79]" office:value-type="currency" office:currency="EUR" office:value="329.1501" calcext:value-type="currency">
            <text:p>3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4469.31" calcext:value-type="float">
            <text:p>4469</text:p>
          </table:table-cell>
          <table:table-cell/>
          <table:table-cell table:style-name="ce13" table:formula="of:=[.H79]+[.G80]" office:value-type="float" office:value="31380" calcext:value-type="float">
            <text:p>31380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3570.8499" calcext:value-type="currency">
            <text:p>3 570,85 €</text:p>
          </table:table-cell>
          <table:table-cell table:style-name="ce19" table:formula="of:=[.A80]*budgetjour-[.O80]" office:value-type="currency" office:currency="EUR" office:value="379.1501" calcext:value-type="currency">
            <text:p>379,15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4469.31" calcext:value-type="float">
            <text:p>4469</text:p>
          </table:table-cell>
          <table:table-cell/>
          <table:table-cell table:style-name="ce13" table:formula="of:=[.H80]+[.G81]" office:value-type="float" office:value="31380" calcext:value-type="float">
            <text:p>31380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3570.8499" calcext:value-type="currency">
            <text:p>3 570,85 €</text:p>
          </table:table-cell>
          <table:table-cell table:style-name="ce19" table:formula="of:=[.A81]*budgetjour-[.O81]" office:value-type="currency" office:currency="EUR" office:value="429.1501" calcext:value-type="currency">
            <text:p>4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4469.31" calcext:value-type="float">
            <text:p>4469</text:p>
          </table:table-cell>
          <table:table-cell/>
          <table:table-cell table:style-name="ce13" table:formula="of:=[.H81]+[.G82]" office:value-type="float" office:value="31380" calcext:value-type="float">
            <text:p>31380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3570.8499" calcext:value-type="currency">
            <text:p>3 570,85 €</text:p>
          </table:table-cell>
          <table:table-cell table:style-name="ce19" table:formula="of:=[.A82]*budgetjour-[.O82]" office:value-type="currency" office:currency="EUR" office:value="479.1501" calcext:value-type="currency">
            <text:p>479,15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4469.31" calcext:value-type="float">
            <text:p>4469</text:p>
          </table:table-cell>
          <table:table-cell/>
          <table:table-cell table:style-name="ce13" table:formula="of:=[.H82]+[.G83]" office:value-type="float" office:value="31380" calcext:value-type="float">
            <text:p>31380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3570.8499" calcext:value-type="currency">
            <text:p>3 570,85 €</text:p>
          </table:table-cell>
          <table:table-cell table:style-name="ce19" table:formula="of:=[.A83]*budgetjour-[.O83]" office:value-type="currency" office:currency="EUR" office:value="529.1501" calcext:value-type="currency">
            <text:p>5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4469.31" calcext:value-type="float">
            <text:p>4469</text:p>
          </table:table-cell>
          <table:table-cell/>
          <table:table-cell table:style-name="ce13" table:formula="of:=[.H83]+[.G84]" office:value-type="float" office:value="31380" calcext:value-type="float">
            <text:p>31380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3570.8499" calcext:value-type="currency">
            <text:p>3 570,85 €</text:p>
          </table:table-cell>
          <table:table-cell table:style-name="ce19" table:formula="of:=[.A84]*budgetjour-[.O84]" office:value-type="currency" office:currency="EUR" office:value="579.1501" calcext:value-type="currency">
            <text:p>579,15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4469.31" calcext:value-type="float">
            <text:p>4469</text:p>
          </table:table-cell>
          <table:table-cell/>
          <table:table-cell table:style-name="ce13" table:formula="of:=[.H84]+[.G85]" office:value-type="float" office:value="31380" calcext:value-type="float">
            <text:p>31380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3570.8499" calcext:value-type="currency">
            <text:p>3 570,85 €</text:p>
          </table:table-cell>
          <table:table-cell table:style-name="ce19" table:formula="of:=[.A85]*budgetjour-[.O85]" office:value-type="currency" office:currency="EUR" office:value="629.1501" calcext:value-type="currency">
            <text:p>6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4469.31" calcext:value-type="float">
            <text:p>4469</text:p>
          </table:table-cell>
          <table:table-cell/>
          <table:table-cell table:style-name="ce13" table:formula="of:=[.H85]+[.G86]" office:value-type="float" office:value="31380" calcext:value-type="float">
            <text:p>31380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3570.8499" calcext:value-type="currency">
            <text:p>3 570,85 €</text:p>
          </table:table-cell>
          <table:table-cell table:style-name="ce19" table:formula="of:=[.A86]*budgetjour-[.O86]" office:value-type="currency" office:currency="EUR" office:value="679.1501" calcext:value-type="currency">
            <text:p>679,15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4469.31" calcext:value-type="float">
            <text:p>4469</text:p>
          </table:table-cell>
          <table:table-cell/>
          <table:table-cell table:style-name="ce13" table:formula="of:=[.H86]+[.G87]" office:value-type="float" office:value="31380" calcext:value-type="float">
            <text:p>31380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3570.8499" calcext:value-type="currency">
            <text:p>3 570,85 €</text:p>
          </table:table-cell>
          <table:table-cell table:style-name="ce19" table:formula="of:=[.A87]*budgetjour-[.O87]" office:value-type="currency" office:currency="EUR" office:value="729.1501" calcext:value-type="currency">
            <text:p>7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4469.31" calcext:value-type="float">
            <text:p>4469</text:p>
          </table:table-cell>
          <table:table-cell/>
          <table:table-cell table:style-name="ce13" table:formula="of:=[.H87]+[.G88]" office:value-type="float" office:value="31380" calcext:value-type="float">
            <text:p>31380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3570.8499" calcext:value-type="currency">
            <text:p>3 570,85 €</text:p>
          </table:table-cell>
          <table:table-cell table:style-name="ce19" table:formula="of:=[.A88]*budgetjour-[.O88]" office:value-type="currency" office:currency="EUR" office:value="779.1501" calcext:value-type="currency">
            <text:p>779,15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4469.31" calcext:value-type="float">
            <text:p>4469</text:p>
          </table:table-cell>
          <table:table-cell/>
          <table:table-cell table:style-name="ce13" table:formula="of:=[.H88]+[.G89]" office:value-type="float" office:value="31380" calcext:value-type="float">
            <text:p>31380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3570.8499" calcext:value-type="currency">
            <text:p>3 570,85 €</text:p>
          </table:table-cell>
          <table:table-cell table:style-name="ce19" table:formula="of:=[.A89]*budgetjour-[.O89]" office:value-type="currency" office:currency="EUR" office:value="829.1501" calcext:value-type="currency">
            <text:p>8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4469.31" calcext:value-type="float">
            <text:p>4469</text:p>
          </table:table-cell>
          <table:table-cell/>
          <table:table-cell table:style-name="ce13" table:formula="of:=[.H89]+[.G90]" office:value-type="float" office:value="31380" calcext:value-type="float">
            <text:p>31380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3570.8499" calcext:value-type="currency">
            <text:p>3 570,85 €</text:p>
          </table:table-cell>
          <table:table-cell table:style-name="ce19" table:formula="of:=[.A90]*budgetjour-[.O90]" office:value-type="currency" office:currency="EUR" office:value="879.1501" calcext:value-type="currency">
            <text:p>879,15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4469.31" calcext:value-type="float">
            <text:p>4469</text:p>
          </table:table-cell>
          <table:table-cell/>
          <table:table-cell table:style-name="ce13" table:formula="of:=[.H90]+[.G91]" office:value-type="float" office:value="31380" calcext:value-type="float">
            <text:p>31380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3570.8499" calcext:value-type="currency">
            <text:p>3 570,85 €</text:p>
          </table:table-cell>
          <table:table-cell table:style-name="ce19" table:formula="of:=[.A91]*budgetjour-[.O91]" office:value-type="currency" office:currency="EUR" office:value="929.1501" calcext:value-type="currency">
            <text:p>9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4469.31" calcext:value-type="float">
            <text:p>4469</text:p>
          </table:table-cell>
          <table:table-cell/>
          <table:table-cell table:style-name="ce13" table:formula="of:=[.H91]+[.G92]" office:value-type="float" office:value="31380" calcext:value-type="float">
            <text:p>31380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3570.8499" calcext:value-type="currency">
            <text:p>3 570,85 €</text:p>
          </table:table-cell>
          <table:table-cell table:style-name="ce19" table:formula="of:=[.A92]*budgetjour-[.O92]" office:value-type="currency" office:currency="EUR" office:value="979.1501" calcext:value-type="currency">
            <text:p>979,15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4469.31" calcext:value-type="float">
            <text:p>4469</text:p>
          </table:table-cell>
          <table:table-cell/>
          <table:table-cell table:style-name="ce13" table:formula="of:=[.H92]+[.G93]" office:value-type="float" office:value="31380" calcext:value-type="float">
            <text:p>31380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3570.8499" calcext:value-type="currency">
            <text:p>3 570,85 €</text:p>
          </table:table-cell>
          <table:table-cell table:style-name="ce19" table:formula="of:=[.A93]*budgetjour-[.O93]" office:value-type="currency" office:currency="EUR" office:value="1029.1501" calcext:value-type="currency">
            <text:p>1 0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4469.31" calcext:value-type="float">
            <text:p>4469</text:p>
          </table:table-cell>
          <table:table-cell/>
          <table:table-cell table:style-name="ce13" table:formula="of:=[.H93]+[.G94]" office:value-type="float" office:value="31380" calcext:value-type="float">
            <text:p>31380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3570.8499" calcext:value-type="currency">
            <text:p>3 570,85 €</text:p>
          </table:table-cell>
          <table:table-cell table:style-name="ce19" table:formula="of:=[.A94]*budgetjour-[.O94]" office:value-type="currency" office:currency="EUR" office:value="1079.1501" calcext:value-type="currency">
            <text:p>1 079,15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4469.31" calcext:value-type="float">
            <text:p>4469</text:p>
          </table:table-cell>
          <table:table-cell/>
          <table:table-cell table:style-name="ce13" table:formula="of:=[.H94]+[.G95]" office:value-type="float" office:value="31380" calcext:value-type="float">
            <text:p>31380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3570.8499" calcext:value-type="currency">
            <text:p>3 570,85 €</text:p>
          </table:table-cell>
          <table:table-cell table:style-name="ce19" table:formula="of:=[.A95]*budgetjour-[.O95]" office:value-type="currency" office:currency="EUR" office:value="1129.1501" calcext:value-type="currency">
            <text:p>1 1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4469.31" calcext:value-type="float">
            <text:p>4469</text:p>
          </table:table-cell>
          <table:table-cell/>
          <table:table-cell table:style-name="ce13" table:formula="of:=[.H95]+[.G96]" office:value-type="float" office:value="31380" calcext:value-type="float">
            <text:p>31380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3570.8499" calcext:value-type="currency">
            <text:p>3 570,85 €</text:p>
          </table:table-cell>
          <table:table-cell table:style-name="ce19" table:formula="of:=[.A96]*budgetjour-[.O96]" office:value-type="currency" office:currency="EUR" office:value="1179.1501" calcext:value-type="currency">
            <text:p>1 179,15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3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igoumenitza</text:p>
          </table:table-cell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2">
          <table:table-cell table:formula="of:=[.B6]" office:value-type="string" office:string-value="igoumenitza" calcext:value-type="string">
            <text:p>igoumenitza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2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'-→ Istanbul-Toulon 2116</text:p>
          </table:table-cell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4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2">
          <table:table-cell table:style-name="ce29"/>
          <table:table-cell table:number-columns-repeated="4"/>
        </table:table-row>
        <table:table-row table:style-name="ro2">
          <table:table-cell table:style-name="ce29"/>
          <table:table-cell table:number-columns-repeated="4"/>
        </table:table-row>
      </table:table>
      <table:table table:name="Prévision" table:style-name="ta1">
        <table:table-column table:style-name="co2" table:default-cell-style-name="ce29"/>
        <table:table-column table:style-name="co14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table:number-columns-repeated="7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table:number-columns-repeated="7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table:number-columns-repeated="7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table:number-columns-repeated="7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7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9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/00/0000</text:date>, <text:time style:data-style-name="N2" text:time-value="22:06:17.5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9-09T23:17:29.301000000</dc:date>
    <meta:editing-duration>P56DT12H1M39S</meta:editing-duration>
    <meta:editing-cycles>126</meta:editing-cycles>
    <meta:document-statistic meta:table-count="6" meta:cell-count="1754" meta:object-count="0"/>
  </office:meta>
</office:document-meta>
</file>